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f67" officeooo:paragraph-rsid="00128f67"/>
    </style:style>
    <style:style style:name="P2" style:family="paragraph" style:parent-style-name="Standard" style:list-style-name="L2">
      <style:text-properties officeooo:rsid="00128f67" officeooo:paragraph-rsid="00128f67"/>
    </style:style>
    <style:style style:name="P3" style:family="paragraph" style:parent-style-name="Standard" style:list-style-name="L2">
      <style:text-properties officeooo:paragraph-rsid="00128f67"/>
    </style:style>
    <style:style style:name="T1" style:family="text">
      <style:text-properties officeooo:rsid="00128f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t Progress:</text:p>
      <text:list xml:id="list947188501" text:style-name="L2">
        <text:list-item>
          <text:p text:style-name="P3"><text:span text:style-name="T1">Created an algorithm to go through every single point and find the path that requires the least distance by finding the nearest points from the last point the robot stopped.</text:span></text:p>
        </text:list-item>
        <text:list-item>
          <text:p text:style-name="P2">Started implementing to ROS. (Publishing nav_msgs/path) (Subscription to the image processing system is still under progress)</text:p>
        </text:list-item>
        <text:list-item>
          <text:p text:style-name="P2">Data typed used at the moment is raw data from Chris. Txt files. (custom_msgs from Chris will be implemented soon.</text:p>
        </text:list-item>
        <text:list-item>
          <text:p text:style-name="P2">Lift off method has been implemented through every line at the moment. (This could be further optimized.)</text:p>
        </text:list-item>
        <text:list-item>
          <text:p text:style-name="P2">Starting point is chosen manually instead of having an Algorithm precalculate everything. (This is for further optimization as well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1T19:57:20.878332286</meta:creation-date>
    <dc:date>2024-04-21T20:08:50.095292693</dc:date>
    <meta:editing-duration>PT1M19S</meta:editing-duration>
    <meta:editing-cycles>1</meta:editing-cycles>
    <meta:document-statistic meta:table-count="0" meta:image-count="0" meta:object-count="0" meta:page-count="1" meta:paragraph-count="6" meta:word-count="109" meta:character-count="677" meta:non-whitespace-character-count="579"/>
    <meta:generator>LibreOffice/6.4.7.2$Linux_X86_64 LibreOffice_project/40$Build-2</meta:generator>
  </office:meta>
</office:document-meta>
</file>